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ericles" officeooo:rsid="000f8d15" officeooo:paragraph-rsid="000f8d15"/>
    </style:style>
    <style:style style:name="P2" style:family="paragraph" style:parent-style-name="Standard">
      <style:text-properties style:font-name="Pericles" fo:font-size="10pt" fo:font-style="italic" fo:font-weight="bold" officeooo:rsid="000f8d15" officeooo:paragraph-rsid="000f8d15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Pericles" fo:font-size="10pt" fo:font-style="italic" style:text-underline-style="none" fo:font-weight="bold" officeooo:rsid="001421df" officeooo:paragraph-rsid="001421d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 style:list-style-name="L1">
      <style:text-properties style:font-name="Pericles" fo:font-size="10pt" officeooo:rsid="000f8d15" officeooo:paragraph-rsid="000f8d15" style:font-size-asian="10pt" style:font-size-complex="10pt"/>
    </style:style>
    <style:style style:name="P5" style:family="paragraph" style:parent-style-name="Standard" style:list-style-name="L1">
      <style:text-properties style:font-name="Pericles" fo:font-size="10pt" officeooo:rsid="001184f9" officeooo:paragraph-rsid="00119ac8" style:font-size-asian="10pt" style:font-size-complex="10pt"/>
    </style:style>
    <style:style style:name="P6" style:family="paragraph" style:parent-style-name="Standard" style:list-style-name="L1">
      <style:text-properties style:font-name="Pericles" fo:font-size="10pt" officeooo:rsid="00119ac8" officeooo:paragraph-rsid="00119ac8" style:font-size-asian="10pt" style:font-size-complex="10pt"/>
    </style:style>
    <style:style style:name="P7" style:family="paragraph" style:parent-style-name="Standard" style:list-style-name="L1">
      <style:text-properties style:font-name="Pericles" fo:font-size="10pt" officeooo:rsid="00135f42" officeooo:paragraph-rsid="00135f42" style:font-size-asian="10pt" style:font-size-complex="10pt"/>
    </style:style>
    <style:style style:name="P8" style:family="paragraph" style:parent-style-name="Standard" style:list-style-name="L1">
      <style:text-properties style:font-name="Pericles" fo:font-size="10pt" fo:font-style="normal" style:text-underline-style="none" fo:font-weight="normal" officeooo:rsid="000f8d15" officeooo:paragraph-rsid="000f8d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Pericles" fo:font-size="10pt" fo:font-style="normal" style:text-underline-style="none" fo:font-weight="normal" officeooo:rsid="000f8d15" officeooo:paragraph-rsid="000f8d1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text-properties style:font-name="Pericles" fo:font-size="10pt" fo:font-style="normal" style:text-underline-style="none" fo:font-weight="normal" officeooo:rsid="001184f9" officeooo:paragraph-rsid="001184f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5">
      <style:text-properties style:font-name="Pericles" fo:font-size="10pt" fo:font-style="normal" style:text-underline-style="none" fo:font-weight="normal" officeooo:rsid="001421df" officeooo:paragraph-rsid="001421d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5">
      <style:text-properties style:font-name="Pericles" fo:font-size="10pt" fo:font-style="normal" style:text-underline-style="none" fo:font-weight="normal" officeooo:rsid="00151dc6" officeooo:paragraph-rsid="00151dc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Pericles" fo:font-size="10pt" fo:font-style="normal" style:text-underline-style="none" fo:font-weight="bold" officeooo:rsid="000f8d15" officeooo:paragraph-rsid="00119ac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Pericles" fo:font-size="10pt" fo:font-style="normal" style:text-underline-style="none" fo:font-weight="bold" officeooo:rsid="00119ac8" officeooo:paragraph-rsid="00119ac8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 style:list-style-name="L4">
      <style:text-properties style:font-name="Pericles" fo:font-size="10pt" fo:font-style="normal" style:text-underline-style="none" fo:font-weight="bold" officeooo:rsid="00119ac8" officeooo:paragraph-rsid="00119ac8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list-style-name="L5">
      <style:text-properties style:font-name="Pericles" fo:font-size="10pt" fo:font-style="normal" style:text-underline-style="solid" style:text-underline-width="auto" style:text-underline-color="font-color" fo:font-weight="normal" officeooo:rsid="00151dc6" officeooo:paragraph-rsid="00151dc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5">
      <style:text-properties style:font-name="Pericles" fo:font-size="10pt" fo:font-style="normal" style:text-underline-style="solid" style:text-underline-width="auto" style:text-underline-color="font-color" fo:font-weight="normal" officeooo:rsid="001539fc" officeooo:paragraph-rsid="001539f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Pericles" fo:font-size="10pt" fo:font-style="normal" style:text-underline-style="solid" style:text-underline-width="auto" style:text-underline-color="font-color" fo:font-weight="normal" officeooo:rsid="001539fc" officeooo:paragraph-rsid="001539f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3">
      <style:text-properties officeooo:paragraph-rsid="00119ac8"/>
    </style:style>
    <style:style style:name="P20" style:family="paragraph" style:parent-style-name="Standard" style:list-style-name="L3">
      <style:text-properties officeooo:rsid="00119ac8" officeooo:paragraph-rsid="00119ac8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19ac8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Pericle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Pericles" fo:font-size="10pt" fo:font-style="normal" style:text-underline-style="none" fo:font-weight="normal" officeooo:rsid="000f8d1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Pericles" fo:font-size="10pt" fo:font-style="normal" style:text-underline-style="none" fo:font-weight="normal" officeooo:rsid="001184f9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Pericles" fo:font-size="10pt" fo:font-style="normal" style:text-underline-style="none" fo:font-weight="normal" officeooo:rsid="00119ac8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officeooo:rsid="00135f42"/>
    </style:style>
    <style:style style:name="T13" style:family="text">
      <style:text-properties style:text-underline-style="solid" style:text-underline-width="auto" style:text-underline-color="font-color" officeooo:rsid="00151dc6"/>
    </style:style>
    <style:style style:name="T14" style:family="text">
      <style:text-properties officeooo:rsid="00151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es</text:p>
      <text:p text:style-name="P2"/>
      <text:p text:style-name="P2">I Have Somone I Want You To Meet <text:span text:style-name="T12">(Mage PC)</text:span></text:p>
      <text:list xml:id="list836246135" text:style-name="L1">
        <text:list-item>
          <text:p text:style-name="P4"><text:span text:style-name="T2">MPCs master, </text:span><text:span text:style-name="T3">Pateras</text:span><text:span text:style-name="T4">, is a craftsman and builder. The Shadows here have put him in charge of buidling a special shrine that is to be used in an important ceremony </text:span><text:span text:style-name="T1">(see below)</text:span><text:span text:style-name="T4">.</text:span></text:p>
        </text:list-item>
        <text:list-item>
          <text:p text:style-name="P8">The MPC helps his master with some of the drawings, as well as by doing manual labor.</text:p>
        </text:list-item>
        <text:list-item>
          <text:p text:style-name="P10">One day, the normal work is interrupted when Pateras tells the MPC, "I have someone I want you to meet."</text:p>
        </text:list-item>
        <text:list-item>
          <text:p text:style-name="P5"><text:span text:style-name="T4">The visitor is </text:span><text:span text:style-name="T3">Calistae</text:span><text:span text:style-name="T4">. </text:span></text:p>
          <text:list>
            <text:list-item>
              <text:p text:style-name="P5"><text:span text:style-name="T5">Though she is imposing and intimidating, she has come to see the MPC and give him a gift.</text:span></text:p>
            </text:list-item>
            <text:list-item>
              <text:p text:style-name="P6"><text:span text:style-name="T4">The gift is a book, bound in scaly snake skin that contains the entry level snake spells.</text:span></text:p>
            </text:list-item>
            <text:list-item>
              <text:p text:style-name="P6"><text:span text:style-name="T4">She says she has seen magical talent in the MPC, which is rare in humans.</text:span></text:p>
            </text:list-item>
            <text:list-item>
              <text:p text:style-name="P6"><text:span text:style-name="T4">The MPC should take this book and study it well, as it will prepare him for the dark times ahead.</text:span></text:p>
            </text:list-item>
            <text:list-item>
              <text:p text:style-name="P6"><text:span text:style-name="T3">Calistae</text:span><text:span text:style-name="T4"> says she will return and check on the MPC's progress.</text:span></text:p>
            </text:list-item>
          </text:list>
        </text:list-item>
        <text:list-item>
          <text:p text:style-name="P7"><text:span text:style-name="T4">When </text:span><text:span text:style-name="T3">Calistae</text:span><text:span text:style-name="T4"> is done, </text:span><text:span text:style-name="T3">Pateras</text:span><text:span text:style-name="T4"> returns to the MPC and tells him he needs to help </text:span><text:span text:style-name="T3">Doctor PC</text:span><text:span text:style-name="T4"> at the site (of the ceremony).</text:span></text:p>
        </text:list-item>
      </text:list>
      <text:p text:style-name="P9"/>
      <text:p text:style-name="P3"><text:span text:style-name="T14">Something In The Sky</text:span>.. (Priest PC)</text:p>
      <text:list xml:id="list529255388" text:style-name="L5">
        <text:list-item>
          <text:p text:style-name="P11">The Priest PC is walkin<text:span text:style-name="T14">g with her cousin, </text:span><text:span text:style-name="T13">Wren</text:span><text:span text:style-name="T14">.</text:span></text:p>
        </text:list-item>
        <text:list-item>
          <text:p text:style-name="P12">They have been sent out into the night to collect water for the workers at the dig site.</text:p>
        </text:list-item>
        <text:list-item>
          <text:p text:style-name="P12">While walking, the PPC sees something alarming in the sky – for the first time ever, she can see a small, fiery, sparkling light.</text:p>
        </text:list-item>
        <text:list-item>
          <text:p text:style-name="P16">Wren<text:span text:style-name="T11"> however, does NOT see the light... but suggests they go to one of her friends, </text:span>Potiri<text:span text:style-name="T11"> who might be able to help.</text:span></text:p>
          <text:list>
            <text:list-item>
              <text:p text:style-name="P16"><text:span text:style-name="T11">They will either have to skip getting water (which will get them into trouble), or somehow find a way to leave the work site after returning with the water.</text:span></text:p>
              <text:list>
                <text:list-item>
                  <text:p text:style-name="P16"><text:span text:style-name="T11">Probably require some kind of fast talk test against the guards.</text:span></text:p>
                </text:list-item>
              </text:list>
            </text:list-item>
          </text:list>
        </text:list-item>
        <text:list-item>
          <text:p text:style-name="P17"><text:span text:style-name="T11">They find </text:span>Potiri<text:span text:style-name="T11"> huddling in a small camp in the hills.</text:span></text:p>
          <text:list>
            <text:list-item>
              <text:p text:style-name="P17"><text:span text:style-name="T11">He is a notorious slacker who often finds ways to escape for hours and avoid work.</text:span></text:p>
            </text:list-item>
            <text:list-item>
              <text:p text:style-name="P17"><text:span text:style-name="T11">More importantly to this scene, he seems to have stolen a looking glass from the masters. (Which he uses to keep himself ahead of any search parties.)</text:span></text:p>
            </text:list-item>
          </text:list>
        </text:list-item>
        <text:list-item>
          <text:p text:style-name="P17"><text:span text:style-name="T11">The NPCs can use the looking glass, and can now see the tiny, faint light.</text:span></text:p>
        </text:list-item>
        <text:list-item>
          <text:p text:style-name="P17"><text:span text:style-name="T11">The PPC can use the glass to see that indeed, there is a light in the sky. It is a brilliant fireball, and it is heading this way...</text:span></text:p>
        </text:list-item>
      </text:list>
      <text:p text:style-name="P18"><text:span text:style-name="T11"/></text:p>
      <text:p text:style-name="P18"><text:span text:style-name="T11"/></text:p>
      <text:p text:style-name="P9"/>
      <text:p text:style-name="P13">General</text:p>
      <text:p text:style-name="P13"><text:span text:style-name="T6"/></text:p>
      <text:p text:style-name="P14"><text:span text:style-name="T6">Calistae</text:span></text:p>
      <text:list xml:id="list2077756317" text:style-name="L4">
        <text:list-item>
          <text:p text:style-name="P15"><text:span text:style-name="T6">Calistae is a seer.</text:span></text:p>
        </text:list-item>
        <text:list-item>
          <text:p text:style-name="P15"><text:span text:style-name="T6">She has seen the coming of the new gods, knows that the shadows will lose and wants to somehow save herself by aiding the winning side.</text:span></text:p>
        </text:list-item>
        <text:list-item>
          <text:p text:style-name="P15"><text:span text:style-name="T6">Thus she will try to give the Pcs small bits of covert aid in the hopes that the new gods favor her when they kill her kind.</text:span></text:p>
        </text:list-item>
        <text:list-item>
          <text:p text:style-name="P15"><text:soft-page-break/><text:span text:style-name="T6">She is the mother of one of the Pcs (who?).</text:span></text:p>
        </text:list-item>
      </text:list>
      <text:p text:style-name="P13"><text:span text:style-name="T6"/></text:p>
      <text:p text:style-name="P13"><text:span text:style-name="T6">Ceremony</text:span></text:p>
      <text:list xml:id="list1921130106" text:style-name="L3">
        <text:list-item>
          <text:p text:style-name="P19"><text:span text:style-name="T8">The ceremony is the backdrop and the climax of the prologue.</text:span></text:p>
        </text:list-item>
        <text:list-item>
          <text:p text:style-name="P19"><text:span text:style-name="T8">The Pcs are building the gate altars </text:span><text:span text:style-name="T9">(as seen in the previous campaign) </text:span><text:span text:style-name="T8">and the shadows intend to use these devices to bring more of their kind into the world.</text:span></text:p>
        </text:list-item>
        <text:list-item>
          <text:p text:style-name="P19"><text:span text:style-name="T10">T</text:span><text:span text:style-name="T9">o do so, they need the gates, with a path to the sky, and vessels to accept the shadows.</text:span></text:p>
          <text:list>
            <text:list-item>
              <text:p text:style-name="P20"><text:span text:style-name="T9">T</text:span><text:span text:style-name="T7">hese might be bodies (that the Doctor PC is preparing), or live subjec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10S</meta:editing-duration>
    <meta:editing-cycles>9</meta:editing-cycles>
    <meta:generator>LibreOffice/5.4.3.2$Windows_X86_64 LibreOffice_project/92a7159f7e4af62137622921e809f8546db437e5</meta:generator>
    <dc:date>2018-11-29T12:12:06.713000000</dc:date>
    <meta:document-statistic meta:table-count="0" meta:image-count="0" meta:object-count="0" meta:page-count="2" meta:paragraph-count="35" meta:word-count="577" meta:character-count="2851" meta:non-whitespace-character-count="2336"/>
    <meta:user-defined meta:name="Info 1"/>
    <meta:user-defined meta:name="Info 2"/>
    <meta:user-defined meta:name="Info 3"/>
    <meta:user-defined meta:name="Info 4"/>
  </office:meta>
</office:document-meta>
</file>